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A" table:style-name="ce1">
            <text:p>A</text:p>
          </table:table-cell>
          <table:table-cell office:value-type="string" office:value="B" table:style-name="ce1">
            <text:p>B</text:p>
          </table:table-cell>
          <table:table-cell office:value-type="string" office:value="C" table:style-name="ce1">
            <text:p>C</text:p>
          </table:table-cell>
          <table:table-cell office:value-type="string" office:value="D" table:style-name="ce1">
            <text:p>D</text:p>
          </table:table-cell>
          <table:table-cell office:value-type="string" office:value="AB" table:style-name="ce1">
            <text:p>AB</text:p>
          </table:table-cell>
          <table:table-cell office:value-type="string" office:value="AC" table:style-name="ce1">
            <text:p>AC</text:p>
          </table:table-cell>
          <table:table-cell office:value-type="string" office:value="AD" table:style-name="ce1">
            <text:p>AD</text:p>
          </table:table-cell>
          <table:table-cell office:value-type="string" office:value="BC" table:style-name="ce1">
            <text:p>BC</text:p>
          </table:table-cell>
          <table:table-cell office:value-type="string" office:value="BD" table:style-name="ce1">
            <text:p>BD</text:p>
          </table:table-cell>
          <table:table-cell office:value-type="string" office:value="CD" table:style-name="ce1">
            <text:p>CD</text:p>
          </table:table-cell>
          <table:table-cell office:value-type="string" office:value="ABC" table:style-name="ce1">
            <text:p>ABC</text:p>
          </table:table-cell>
          <table:table-cell office:value-type="string" office:value="ABD" table:style-name="ce1">
            <text:p>ABD</text:p>
          </table:table-cell>
          <table:table-cell office:value-type="string" office:value="ACD" table:style-name="ce1">
            <text:p>ACD</text:p>
          </table:table-cell>
          <table:table-cell office:value-type="string" office:value="BCD" table:style-name="ce1">
            <text:p>BCD</text:p>
          </table:table-cell>
          <table:table-cell office:value-type="string" office:value="ABCD" table:style-name="ce1">
            <text:p>ABCD</text:p>
          </table:table-cell>
          <table:table-cell office:value-type="string" office:value="y" table:style-name="ce1">
            <text:p>y</text:p>
          </table:table-cell>
          <table:table-cell office:value-type="string" office:value="sd" table:style-name="ce1">
            <text:p>sd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40" table:style-name="ce1">
            <text:p>0.40</text:p>
          </table:table-cell>
          <table:table-cell office:value-type="string" office:value="0.06" table:style-name="ce1">
            <text:p>0.06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28" table:style-name="ce1">
            <text:p>0.28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7" table:style-name="ce1">
            <text:p>0.77</text:p>
          </table:table-cell>
          <table:table-cell office:value-type="string" office:value="0.06" table:style-name="ce1">
            <text:p>0.06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1" table:style-name="ce1">
            <text:p>0.71</text:p>
          </table:table-cell>
          <table:table-cell office:value-type="string" office:value="0.05" table:style-name="ce1">
            <text:p>0.05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42" table:style-name="ce1">
            <text:p>0.42</text:p>
          </table:table-cell>
          <table:table-cell office:value-type="string" office:value="0.04" table:style-name="ce1">
            <text:p>0.0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29" table:style-name="ce1">
            <text:p>0.29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75" table:style-name="ce1">
            <text:p>0.75</text:p>
          </table:table-cell>
          <table:table-cell office:value-type="string" office:value="0.04" table:style-name="ce1">
            <text:p>0.0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69" table:style-name="ce1">
            <text:p>0.69</text:p>
          </table:table-cell>
          <table:table-cell office:value-type="string" office:value="0.04" table:style-name="ce1">
            <text:p>0.04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3" table:style-name="ce1">
            <text:p>0.73</text:p>
          </table:table-cell>
          <table:table-cell office:value-type="string" office:value="0.05" table:style-name="ce1">
            <text:p>0.05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29" table:style-name="ce1">
            <text:p>0.2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96" table:style-name="ce1">
            <text:p>0.96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95" table:style-name="ce1">
            <text:p>0.95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65" table:style-name="ce1">
            <text:p>0.65</text:p>
          </table:table-cell>
          <table:table-cell office:value-type="string" office:value="0.10" table:style-name="ce1">
            <text:p>0.10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29" table:style-name="ce1">
            <text:p>0.2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97" table:style-name="ce1">
            <text:p>0.97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96" table:style-name="ce1">
            <text:p>0.96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-0.07" table:style-name="ce1">
            <text:p>-0.07</text:p>
          </table:table-cell>
          <table:table-cell office:value-type="string" office:value="0.21" table:style-name="ce1">
            <text:p>0.21</text:p>
          </table:table-cell>
          <table:table-cell office:value-type="string" office:value="-0.00" table:style-name="ce1">
            <text:p>-0.00</text:p>
          </table:table-cell>
          <table:table-cell office:value-type="string" office:value="0.09" table:style-name="ce1">
            <text:p>0.09</text:p>
          </table:table-cell>
          <table:table-cell office:value-type="string" office:value="0.06" table:style-name="ce1">
            <text:p>0.06</text:p>
          </table:table-cell>
          <table:table-cell office:value-type="string" office:value="0.00" table:style-name="ce1">
            <text:p>0.00</text:p>
          </table:table-cell>
          <table:table-cell office:value-type="string" office:value="-0.03" table:style-name="ce1">
            <text:p>-0.03</text:p>
          </table:table-cell>
          <table:table-cell office:value-type="string" office:value="0.00" table:style-name="ce1">
            <text:p>0.00</text:p>
          </table:table-cell>
          <table:table-cell office:value-type="string" office:value="0.02" table:style-name="ce1">
            <text:p>0.02</text:p>
          </table:table-cell>
          <table:table-cell office:value-type="string" office:value="-0.00" table:style-name="ce1">
            <text:p>-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4" table:style-name="ce1">
            <text:p>0.04</text:p>
          </table:table-cell>
          <table:table-cell office:value-type="string" office:value="0.01" table:style-name="ce1">
            <text:p>0.01</text:p>
          </table:table-cell>
          <table:table-cell office:value-type="string" office:value="0.01" table:style-name="ce1">
            <text:p>0.01</text:p>
          </table:table-cell>
          <table:table-cell office:value-type="string" office:value="-0.01" table:style-name="ce1">
            <text:p>-0.01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 8.28% " table:style-name="ce1">
            <text:p> 8.28% </text:p>
          </table:table-cell>
          <table:table-cell office:value-type="string" office:value=" 69.01% " table:style-name="ce1">
            <text:p> 69.01% </text:p>
          </table:table-cell>
          <table:table-cell office:value-type="string" office:value=" 0.02% " table:style-name="ce1">
            <text:p> 0.02% </text:p>
          </table:table-cell>
          <table:table-cell office:value-type="string" office:value=" 13.05% " table:style-name="ce1">
            <text:p> 13.05% </text:p>
          </table:table-cell>
          <table:table-cell office:value-type="string" office:value=" 4.97% " table:style-name="ce1">
            <text:p> 4.97% </text:p>
          </table:table-cell>
          <table:table-cell office:value-type="string" office:value=" 0.02% " table:style-name="ce1">
            <text:p> 0.02% </text:p>
          </table:table-cell>
          <table:table-cell office:value-type="string" office:value=" 1.18% " table:style-name="ce1">
            <text:p> 1.18% </text:p>
          </table:table-cell>
          <table:table-cell office:value-type="string" office:value=" 0.01% " table:style-name="ce1">
            <text:p> 0.01% </text:p>
          </table:table-cell>
          <table:table-cell office:value-type="string" office:value=" 0.68% " table:style-name="ce1">
            <text:p> 0.68% </text:p>
          </table:table-cell>
          <table:table-cell office:value-type="string" office:value=" 0.03% " table:style-name="ce1">
            <text:p> 0.03% </text:p>
          </table:table-cell>
          <table:table-cell office:value-type="string" office:value=" 0.03% " table:style-name="ce1">
            <text:p> 0.03% </text:p>
          </table:table-cell>
          <table:table-cell office:value-type="string" office:value=" 2.49% " table:style-name="ce1">
            <text:p> 2.49% </text:p>
          </table:table-cell>
          <table:table-cell office:value-type="string" office:value=" 0.04% " table:style-name="ce1">
            <text:p> 0.04% </text:p>
          </table:table-cell>
          <table:table-cell office:value-type="string" office:value=" 0.13% " table:style-name="ce1">
            <text:p> 0.13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